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5e13" officeooo:paragraph-rsid="00095e13"/>
    </style:style>
    <style:style style:name="P2" style:family="paragraph" style:parent-style-name="Standard" style:list-style-name="L1">
      <style:text-properties officeooo:rsid="00095e13" officeooo:paragraph-rsid="00095e13"/>
    </style:style>
    <style:style style:name="P3" style:family="paragraph" style:parent-style-name="Standard" style:list-style-name="L1">
      <style:text-properties officeooo:rsid="000a13eb" officeooo:paragraph-rsid="000a13eb"/>
    </style:style>
    <style:style style:name="P4" style:family="paragraph" style:parent-style-name="Standard">
      <style:text-properties officeooo:rsid="000a13eb" officeooo:paragraph-rsid="00095e1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list xml:id="list1670969550" text:style-name="L1">
        <text:list-item>
          <text:p text:style-name="P3"/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9:07:17.129000000</meta:creation-date>
    <dc:date>2022-12-01T22:23:27.048000000</dc:date>
    <meta:editing-duration>PT3H6M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